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1.496cm"/>
    </style:style>
    <style:style style:name="gr2" style:family="graphic" style:parent-style-name="standard">
      <style:graphic-properties draw:stroke="none" draw:fill="none" fo:min-height="3.20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2.782cm"/>
    </style:style>
    <style:style style:name="P1" style:family="paragraph">
      <style:paragraph-properties fo:margin-top="0.42cm" fo:margin-bottom="0.35cm" fo:text-align="start"/>
    </style:style>
    <style:style style:name="P2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3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cm" svg:height="1.746cm" svg:x="2.4cm" svg:y="1.954cm">
          <draw:text-box>
            <text:p text:style-name="P1"><text:span text:style-name="T1">Topological sorting is for Directed Acyclic Graph (DAG)</text:span></text:p>
          </draw:text-box>
        </draw:frame>
        <draw:frame draw:style-name="gr2" draw:text-style-name="P3" draw:layer="layout" svg:width="17.688cm" svg:height="3.452cm" svg:x="2cm" svg:y="14.261cm">
          <draw:text-box>
            <text:p text:style-name="P1"><text:span text:style-name="T2">Topological sorting is for finding an order of vertices</text:span></text:p>
            <text:p text:style-name="P1"><text:span text:style-name="T2">By smallest-numbered available vertex first</text:span></text:p>
            <text:p text:style-name="P1"><text:span text:style-name="T2"/></text:p>
          </draw:text-box>
        </draw:frame>
        <draw:circle draw:style-name="gr3" draw:text-style-name="P4" xml:id="id2" draw:id="id2" draw:layer="layout" svg:width="2cm" svg:height="2cm" svg:x="3.5cm" svg:y="4.9cm">
          <text:p text:style-name="P4">1</text:p>
        </draw:circle>
        <draw:circle draw:style-name="gr3" draw:text-style-name="P4" xml:id="id1" draw:id="id1" draw:layer="layout" svg:width="2cm" svg:height="2cm" svg:x="7.7cm" svg:y="4.7cm">
          <text:p text:style-name="P4">2</text:p>
        </draw:circle>
        <draw:circle draw:style-name="gr3" draw:text-style-name="P4" xml:id="id4" draw:id="id4" draw:layer="layout" svg:width="2cm" svg:height="2cm" svg:x="2.472cm" svg:y="7.985cm">
          <text:p text:style-name="P4">3</text:p>
        </draw:circle>
        <draw:circle draw:style-name="gr3" draw:text-style-name="P4" xml:id="id3" draw:id="id3" draw:layer="layout" svg:width="2cm" svg:height="2cm" svg:x="7.9cm" svg:y="8.5cm">
          <text:p text:style-name="P4">4</text:p>
        </draw:circle>
        <draw:circle draw:style-name="gr3" draw:text-style-name="P4" xml:id="id5" draw:id="id5" draw:layer="layout" svg:width="2cm" svg:height="2cm" svg:x="5.3cm" svg:y="12cm">
          <text:p text:style-name="P4">5</text:p>
        </draw:circle>
        <draw:connector draw:style-name="gr4" draw:text-style-name="P4" draw:layer="layout" draw:type="line" svg:x1="7.7cm" svg:y1="5.7cm" svg:x2="5.5cm" svg:y2="5.9cm" draw:start-shape="id1" draw:start-glue-point="3" draw:end-shape="id2" draw:end-glue-point="1" svg:d="M7700 5700l-2200 200">
          <text:p/>
        </draw:connector>
        <draw:connector draw:style-name="gr4" draw:text-style-name="P4" draw:layer="layout" draw:type="line" svg:x1="4.5cm" svg:y1="6.9cm" svg:x2="7.9cm" svg:y2="9.5cm" draw:start-shape="id2" draw:start-glue-point="2" draw:end-shape="id3" draw:end-glue-point="3" svg:d="M4500 6900l3400 2600">
          <text:p/>
        </draw:connector>
        <draw:connector draw:style-name="gr4" draw:text-style-name="P4" draw:layer="layout" draw:type="line" svg:x1="4.472cm" svg:y1="8.985cm" svg:x2="7.9cm" svg:y2="9.5cm" draw:start-shape="id4" draw:start-glue-point="1" draw:end-shape="id3" draw:end-glue-point="3" svg:d="M4472 8985l3428 515">
          <text:p/>
        </draw:connector>
        <draw:connector draw:style-name="gr4" draw:text-style-name="P4" draw:layer="layout" draw:type="line" svg:x1="4.472cm" svg:y1="8.985cm" svg:x2="6.3cm" svg:y2="12cm" draw:start-shape="id4" draw:start-glue-point="1" draw:end-shape="id5" svg:d="M4472 8985l1828 3015">
          <text:p/>
        </draw:connector>
        <draw:connector draw:style-name="gr4" draw:text-style-name="P4" draw:layer="layout" draw:type="line" svg:x1="6.3cm" svg:y1="12cm" svg:x2="8.9cm" svg:y2="10.5cm" draw:start-shape="id5" draw:start-glue-point="0" draw:end-shape="id3" draw:end-glue-point="2" svg:d="M6300 12000l2600-1500">
          <text:p/>
        </draw:connector>
        <draw:circle draw:style-name="gr3" draw:text-style-name="P4" xml:id="id10" draw:id="id10" draw:layer="layout" svg:width="2cm" svg:height="2cm" svg:x="12.2cm" svg:y="17.3cm">
          <text:p text:style-name="P4">5</text:p>
        </draw:circle>
        <draw:circle draw:style-name="gr3" draw:text-style-name="P4" xml:id="id8" draw:id="id8" draw:layer="layout" svg:width="2cm" svg:height="2cm" svg:x="8.9cm" svg:y="17.4cm">
          <text:p text:style-name="P4">3</text:p>
        </draw:circle>
        <draw:circle draw:style-name="gr3" draw:text-style-name="P4" xml:id="id9" draw:id="id9" draw:layer="layout" svg:width="2cm" svg:height="2cm" svg:x="2.3cm" svg:y="17.5cm">
          <text:p text:style-name="P4">2</text:p>
        </draw:circle>
        <draw:circle draw:style-name="gr3" draw:text-style-name="P4" xml:id="id7" draw:id="id7" draw:layer="layout" svg:width="2cm" svg:height="2cm" svg:x="16.6cm" svg:y="17.1cm">
          <text:p text:style-name="P4">4</text:p>
        </draw:circle>
        <draw:circle draw:style-name="gr3" draw:text-style-name="P4" xml:id="id6" draw:id="id6" draw:layer="layout" svg:width="2cm" svg:height="2cm" svg:x="5.9cm" svg:y="17.5cm">
          <text:p text:style-name="P4">1</text:p>
        </draw:circle>
        <draw:connector draw:style-name="gr4" draw:text-style-name="P4" draw:layer="layout" svg:x1="6.9cm" svg:y1="19.5cm" svg:x2="17.6cm" svg:y2="19.1cm" draw:start-shape="id6" draw:start-glue-point="2" draw:end-shape="id7" draw:end-glue-point="2" svg:d="M6900 19500v501h10700v-901">
          <text:p/>
        </draw:connector>
        <draw:connector draw:style-name="gr4" draw:text-style-name="P4" draw:layer="layout" draw:line-skew="0.799cm" svg:x1="9.9cm" svg:y1="19.4cm" svg:x2="17.6cm" svg:y2="19.1cm" draw:start-shape="id8" draw:start-glue-point="2" draw:end-shape="id7" draw:end-glue-point="2" svg:d="M9900 19400v1300h7700v-1600">
          <text:p/>
        </draw:connector>
        <draw:connector draw:style-name="gr4" draw:text-style-name="P4" draw:layer="layout" svg:x1="3.3cm" svg:y1="17.5cm" svg:x2="6.9cm" svg:y2="17.5cm" draw:start-shape="id9" draw:start-glue-point="0" draw:end-shape="id6" draw:end-glue-point="0" svg:d="M3300 17500v-501h3600v501">
          <text:p/>
        </draw:connector>
        <draw:connector draw:style-name="gr4" draw:text-style-name="P4" draw:layer="layout" svg:x1="9.9cm" svg:y1="17.4cm" svg:x2="13.2cm" svg:y2="17.3cm" draw:start-shape="id8" draw:start-glue-point="0" draw:end-shape="id10" draw:end-glue-point="0" svg:d="M9900 17400v-601h3300v501">
          <text:p/>
        </draw:connector>
        <draw:connector draw:style-name="gr4" draw:text-style-name="P4" draw:layer="layout" draw:line-skew="1.499cm" svg:x1="13.2cm" svg:y1="19.3cm" svg:x2="17.6cm" svg:y2="19.1cm" draw:start-shape="id10" draw:start-glue-point="2" draw:end-shape="id7" draw:end-glue-point="2" svg:d="M13200 19300v2000h4400v-2200">
          <text:p/>
        </draw:connector>
        <draw:frame draw:style-name="gr5" draw:text-style-name="P3" draw:layer="layout" svg:width="17.688cm" svg:height="3.032cm" svg:x="1.9cm" svg:y="22.268cm">
          <draw:text-box>
            <text:p text:style-name="P1"><text:span text:style-name="T2">1. Kahn algorithm (remove nodes with 0 in-degree from graph)</text:span></text:p>
            <text:p text:style-name="P1"><text:span text:style-name="T2">2. DF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9-21T17:10:03</meta:creation-date>
    <meta:generator>OpenOffice/4.1.7$Unix OpenOffice.org_project/417m1$Build-9800</meta:generator>
    <dc:date>2020-07-19T17:14:59</dc:date>
    <meta:editing-duration>PT20H57M1S</meta:editing-duration>
    <meta:editing-cycles>13</meta:editing-cycles>
    <meta:document-statistic meta:object-count="23"/>
  </office:meta>
</office:document-meta>
</file>